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 style:master-page-name="Standard">
      <style:paragraph-properties fo:margin-left="0in" fo:margin-right="0in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4" style:family="paragraph" style:parent-style-name="Standard" style:list-style-name="WWNum9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11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10">
      <style:paragraph-properties fo:margin-left="0.25in" fo:margin-right="0in" fo:text-indent="-0.25in" style:auto-text-indent="false"/>
    </style:style>
    <style:style style:name="P18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9" style:family="paragraph" style:parent-style-name="Standard" style:list-style-name="WWNum12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7">
      <style:paragraph-properties fo:margin-left="0.25in" fo:margin-right="0in" fo:text-indent="-0.25in" style:auto-text-indent="false"/>
    </style:style>
    <style:style style:name="P21" style:family="paragraph" style:parent-style-name="Standard" style:list-style-name="WWNum8">
      <style:paragraph-properties fo:margin-left="0.25in" fo:margin-right="0in" fo:text-indent="-0.25in" style:auto-text-indent="false"/>
    </style:style>
    <style:style style:name="P22" style:family="paragraph" style:parent-style-name="Standard" style:list-style-name="WWNum1">
      <style:paragraph-properties fo:margin-left="0.25in" fo:margin-right="0in" fo:text-indent="-0.25in" style:auto-text-indent="false" fo:break-before="auto" fo:break-after="auto"/>
    </style:style>
    <style:style style:name="P23" style:family="paragraph" style:parent-style-name="Standard" style:list-style-name="WWNum11">
      <style:paragraph-properties fo:margin-left="0.25in" fo:margin-right="0in" fo:text-indent="-0.25in" style:auto-text-indent="false" fo:break-before="auto" fo:break-after="auto"/>
    </style:style>
    <style:style style:name="P24" style:family="paragraph" style:parent-style-name="Standard" style:list-style-name="WWNum6">
      <style:paragraph-properties fo:margin-left="0.25in" fo:margin-right="0in" fo:text-indent="-0.25in" style:auto-text-indent="false" fo:break-before="auto" fo:break-after="auto"/>
    </style:style>
    <style:style style:name="P25" style:family="paragraph" style:parent-style-name="Standard" style:list-style-name="WWNum13">
      <style:paragraph-properties fo:margin-left="0.25in" fo:margin-right="0in" fo:text-indent="-0.25in" style:auto-text-indent="false" fo:break-before="auto" fo:break-after="auto"/>
    </style:style>
    <style:style style:name="P26" style:family="paragraph" style:parent-style-name="Standard" style:list-style-name="WWNum4">
      <style:paragraph-properties fo:margin-left="0.25in" fo:margin-right="0in" fo:text-indent="-0.25in" style:auto-text-indent="false" fo:break-before="auto" fo:break-after="auto" fo:padding="0in" fo:border="none"/>
    </style:style>
    <style:style style:name="P27" style:family="paragraph" style:parent-style-name="Standard" style:list-style-name="WWNum11">
      <style:paragraph-properties fo:margin-left="0.25in" fo:margin-right="0in" fo:text-indent="-0.25in" style:auto-text-indent="false" fo:break-before="auto" fo:break-after="auto" fo:padding="0in" fo:border="none"/>
    </style:style>
    <style:style style:name="P28" style:family="paragraph" style:parent-style-name="Standard" style:list-style-name="WWNum14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2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1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36" style:family="paragraph" style:parent-style-name="Standard" style:list-style-name="WWNum11">
      <style:paragraph-properties fo:margin-left="0.5in" fo:margin-right="0in" fo:text-indent="-0.25in" style:auto-text-indent="false" fo:break-before="auto" fo:break-after="auto" fo:padding="0in" fo:border="none"/>
    </style:style>
    <style:style style:name="P37" style:family="paragraph" style:parent-style-name="Standard" style:list-style-name="WWNum14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38" style:family="paragraph" style:parent-style-name="Heading_20_1">
      <style:paragraph-properties fo:keep-together="always"/>
    </style:style>
    <style:style style:name="P39" style:family="paragraph" style:parent-style-name="Heading_20_1">
      <style:paragraph-properties fo:margin-left="0in" fo:margin-right="0in" fo:keep-together="always" fo:text-indent="0in" style:auto-text-indent="false"/>
    </style:style>
    <style:style style:name="P40" style:family="paragraph" style:parent-style-name="Heading_20_3">
      <style:paragraph-properties fo:text-align="start" style:justify-single-word="false"/>
    </style:style>
    <style:style style:name="P41" style:family="paragraph" style:parent-style-name="Heading_20_3">
      <style:paragraph-properties fo:margin-left="0in" fo:margin-right="0in" fo:text-indent="0in" style:auto-text-indent="false"/>
    </style:style>
    <style:style style:name="P42" style:family="paragraph" style:parent-style-name="Subtitle">
      <style:paragraph-properties fo:margin-left="0in" fo:margin-right="0in" fo:text-align="start" style:justify-single-word="false" fo:text-indent="0in" style:auto-text-indent="false" fo:break-before="auto" fo:break-after="auto"/>
      <style:text-properties style:font-name="Calibri" style:font-name-asian="Calibri1" style:font-name-complex="Calibri1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fo:font-variant="normal" fo:text-transform="none" style:font-name="Calibri" fo:font-size="11pt" style:font-name-asian="Calibri1" style:font-size-asian="11pt" style:font-name-complex="Calibri1" style:font-size-complex="11pt"/>
    </style:style>
    <style:style style:name="T3" style:family="text">
      <style:text-properties fo:font-variant="normal" fo:text-transform="none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6" style:family="text">
      <style:text-properties style:font-name="Calibri" fo:font-size="10pt" style:font-name-asian="Calibri1" style:font-size-asian="10pt" style:font-name-complex="Calibri1" style:font-size-complex="10pt"/>
    </style:style>
    <style:style style:name="T7" style:family="text">
      <style:text-properties style:font-name="Calibri" fo:font-size="11pt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style:font-name-asian="Calibri1" style:font-size-asian="11pt" style:font-name-complex="Calibri1" style:font-size-complex="11pt" fo:background-color="#ffffff"/>
    </style:style>
    <style:style style:name="T9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0" style:family="text">
      <style:text-properties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T11" style:family="text">
      <style:text-properties style:font-name="Calibri" fo:font-size="10.5pt" style:font-name-asian="Calibri1" style:font-size-asian="10.5pt" style:font-name-complex="Calibri1" style:font-size-complex="10.5pt" fo:background-color="#ffffff"/>
    </style:style>
    <style:style style:name="T12" style:family="text">
      <style:text-properties style:font-name="Calibri" fo:font-size="7pt" style:font-name-asian="Calibri1" style:font-size-asian="7pt" style:font-name-complex="Calibri1" style:font-size-complex="7pt"/>
    </style:style>
    <style:style style:name="T13" style:family="text">
      <style:text-properties style:font-name="Calibri" style:font-name-asian="Calibri1" style:font-name-complex="Calibri1" fo:background-color="#ffffff"/>
    </style:style>
    <style:style style:name="T14" style:family="text">
      <style:text-properties fo:color="#1155cc" fo:font-size="10pt" style:font-size-asian="10pt" style:font-size-complex="10pt"/>
    </style:style>
    <style:style style:name="T15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6" style:family="text">
      <style:text-properties fo:color="#1155cc" style:font-name="Calibri" fo:font-size="11pt" style:font-name-asian="Calibri1" style:font-size-asian="11pt" style:font-name-complex="Calibri1" style:font-size-complex="11pt"/>
    </style:style>
    <style:style style:name="T17" style:family="text">
      <style:text-properties fo:color="#1155cc" style:font-name="Calibri" fo:font-size="11pt" style:font-name-asian="Calibri1" style:font-size-asian="11pt" style:font-name-complex="Calibri1" style:font-size-complex="11pt" fo:background-color="#ffffff"/>
    </style:style>
    <style:style style:name="T18" style:family="text">
      <style:text-properties fo:color="#1155cc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9" style:family="text">
      <style:text-properties fo:color="#1155cc"/>
    </style:style>
    <style:style style:name="T20" style:family="text">
      <style:text-properties fo:color="#1155cc" fo:font-size="11pt" style:font-size-asian="11pt" style:font-size-complex="11pt"/>
    </style:style>
    <style:style style:name="T21" style:family="text">
      <style:text-properties fo:color="#1155cc" fo:font-weight="bold" style:font-weight-asian="bold"/>
    </style:style>
    <style:style style:name="T2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color="#1155cc" style:font-name="Roboto" fo:font-size="10.5pt" style:font-name-asian="Roboto1" style:font-size-asian="10.5pt" style:font-name-complex="Roboto1" style:font-size-complex="10.5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tyle="italic" style:font-style-asian="italic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background-color="#ffffff"/>
    </style:style>
    <style:style style:name="T30" style:family="text">
      <style:text-properties fo:color="#274e13" fo:font-size="12pt" style:font-size-asian="12pt" style:font-size-complex="12pt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background-color="#ffffff"/>
    </style:style>
    <style:style style:name="T33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4" style:family="text">
      <style:text-properties style:text-position="super 58%" style:font-name="Calibri" fo:font-size="11pt" style:font-name-asian="Calibri1" style:font-size-asian="11pt" style:font-name-complex="Calibri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ETER H BOLING</text:span></text:p>
      <text:p text:style-name="P1"><text:span text:style-name="T6">📍Detroit, MI</text:span><text:span text:style-name="T14"> (</text:span><text:span text:style-name="T24">r</text:span><text:span text:style-name="T6">emote-only) </text:span><text:span text:style-name="T14">⦚</text:span><text:span text:style-name="T6"> </text:span><text:span text:style-name="T24">⌚️</text:span><text:span text:style-name="T6">TZ-America/*</text:span><text:span text:style-name="T24"> </text:span><text:span text:style-name="T14">⦚</text:span><text:span text:style-name="T6"> </text:span><text:a xlink:type="simple" xlink:href="tel:+1-925-252-5351" text:style-name="ListLabel_20_127" text:visited-style-name="ListLabel_20_127"><text:span text:style-name="T15">📞(925) 252-5351</text:span></text:a><text:span text:style-name="T6"> </text:span><text:span text:style-name="T14">⦚</text:span><text:span text:style-name="T6"> </text:span><text:a xlink:type="simple" xlink:href="mailto:peter@railsbling.com" text:style-name="ListLabel_20_127" text:visited-style-name="ListLabel_20_127"><text:span text:style-name="T15">📧peter@railsbling.com</text:span></text:a></text:p>
      <text:p text:style-name="P7"><text:a xlink:type="simple" xlink:href="http://railsbling.com" text:style-name="ListLabel_20_127" text:visited-style-name="ListLabel_20_127"><text:span text:style-name="T15">🔗Portfolio</text:span></text:a><text:span text:style-name="T15"> </text:span><text:span text:style-name="T14">⦚</text:span><text:span text:style-name="T15"> </text:span><text:a xlink:type="simple" xlink:href="https://rubygems.org/profiles/pboling" text:style-name="ListLabel_20_127" text:visited-style-name="ListLabel_20_127"><text:span text:style-name="T15">💎Gems</text:span></text:a><text:span text:style-name="T14"> ⦚ </text:span><text:a xlink:type="simple" xlink:href="https://github.com/pboling" text:style-name="ListLabel_20_128" text:visited-style-name="ListLabel_20_128"><text:span text:style-name="T14">🐙Hub</text:span></text:a><text:span text:style-name="T14"> ⦚ </text:span><text:a xlink:type="simple" xlink:href="https://gitlab.com/pboling" text:style-name="ListLabel_20_128" text:visited-style-name="ListLabel_20_128"><text:span text:style-name="T14">🧪Lab</text:span></text:a><text:span text:style-name="T14"> ⦚ </text:span><text:a xlink:type="simple" xlink:href="https://sr.ht/~galtzo/" text:style-name="ListLabel_20_128" text:visited-style-name="ListLabel_20_128"><text:span text:style-name="T14">🛖Hut</text:span></text:a><text:span text:style-name="T14"> ⦚ </text:span><text:a xlink:type="simple" xlink:href="https://calendly.com/peter-boling/30min" text:style-name="ListLabel_20_128" text:visited-style-name="ListLabel_20_128"><text:span text:style-name="T14">📅Calendly</text:span></text:a></text:p>
      <text:p text:style-name="P9">Director, leader, <text:s/>mentor, sys admin, FLOSS advocate, barista, and builder for 25 years. Passions are testing, efficiency, best practices, and improving the human condition by automation.</text:p>
      <text:p text:style-name="P10">Recognized <text:a xlink:type="simple" xlink:href="https://github.blog/2022-06-24-thank-you-to-our-maintainers/" text:style-name="ListLabel_20_129" text:visited-style-name="ListLabel_20_129"><text:span text:style-name="T19">in July 2022</text:span></text:a> as one of 904 builders of FLOSS tools making Github possible. Specialize in migrating legacy systems to modern architecture utilizing principles of BDD, and DDD.</text:p>
      <text:p text:style-name="P11">World first: Enterprise Rails app on Windows Server 2k3, IIS6 + FastCGI w/ SSO (2006, <text:a xlink:type="simple" xlink:href="https://discuss.rubyonrails.org/t/iis-new-fastcgi-support-and-rails/5614/5" text:style-name="ListLabel_20_129" text:visited-style-name="ListLabel_20_129"><text:span text:style-name="T19">ref1</text:span></text:a>, <text:a xlink:type="simple" xlink:href="https://markmail.org/message/tvkxqnpjltu5xvtk#query:+page:1+mid:tvkxqnpjltu5xvtk+state:results" text:style-name="ListLabel_20_129" text:visited-style-name="ListLabel_20_129"><text:span text:style-name="T19">ref2</text:span></text:a>). <text:span text:style-name="T7">Led massive PHP-to-Rails migrations @ </text:span><text:a xlink:type="simple" xlink:href="https://www.asmallworld.com" text:style-name="ListLabel_20_130" text:visited-style-name="ListLabel_20_130"><text:span text:style-name="T16">aSmallWorld</text:span></text:a><text:span text:style-name="T7"> (2008-9) and </text:span><text:a xlink:type="simple" xlink:href="https://www.biblegateway.com" text:style-name="ListLabel_20_130" text:visited-style-name="ListLabel_20_130"><text:span text:style-name="T16">BibleGateway</text:span></text:a><text:span text:style-name="T7"> (2009-10).</text:span></text:p>
      <text:p text:style-name="P6">Favorite 🥞is Event Storming, CQRS, Rails, SvelteKit, CI/CD, GitOps.</text:p>
      <text:p text:style-name="P12">Languages: 🇺🇸English ⦚ 🇲🇽Spanish (fluent) ⦚ 🇧🇷Portuguese (fluent) ⦚ 🇮🇩Indonesian (convo)</text:p>
      <text:p text:style-name="P6"/>
      <text:p text:style-name="P6">Legend: 🦖= Additional role as primary Jira admin (5x), 🪜= Received internal promotion (7x)</text:p>
      <text:p text:style-name="P12"/>
      <text:p text:style-name="Heading_20_1"><text:bookmark text:name="_5zsiwiq4h1ex"/>Leadership &amp; Management Summary<draw:rect text:anchor-type="as-char" style:rel-width="100%" draw:z-index="0" draw:style-name="gr1" draw:text-style-name="P43" svg:width="0.0012in" svg:height="0.0213in"><text:p/></draw:rect></text:p>
      <text:p text:style-name="P6"><text:span text:style-name="T9">Director of Engineering</text:span><text:span text:style-name="T7">, </text:span><text:a xlink:type="simple" xlink:href="https://rivierapartners.com" text:style-name="ListLabel_20_130" text:visited-style-name="ListLabel_20_130"><text:span text:style-name="T16">Riviera Partners</text:span></text:a><text:span text:style-name="T7">; </text:span><text:span text:style-name="T11">20</text:span><text:span text:style-name="T7"> engineers, 7 direct reports; 202</text:span>0<text:span text:style-name="T7"> - present</text:span></text:p>
      <text:p text:style-name="P6"><text:span text:style-name="T9">Executive Director</text:span><text:span text:style-name="T7">, National Progressive Party; helped launch </text:span><text:a xlink:type="simple" xlink:href="https://waprogressiveparty.org/" text:style-name="ListLabel_20_129" text:visited-style-name="ListLabel_20_129"><text:span text:style-name="T19">WAPP</text:span></text:a><text:span text:style-name="T7">; 2020 - 2022</text:span></text:p>
      <text:p text:style-name="P6"><text:span text:style-name="T25">Board Member</text:span> (ex-officio), National Progressive Party; 2020 - 2022</text:p>
      <text:p text:style-name="P6"><text:span text:style-name="T9">Deputy Director of Outreach</text:span><text:span text:style-name="T7">, National Progressive Party; grew social media 10x in </text:span>3mo<text:span text:style-name="T7">; 2020</text:span></text:p>
      <text:p text:style-name="P6"><text:span text:style-name="T9">Technical Advisor</text:span><text:span text:style-name="T7">, </text:span><text:a xlink:type="simple" xlink:href="https://www.facebook.com/meetkarunahealth/" text:style-name="ListLabel_20_130" text:visited-style-name="ListLabel_20_130"><text:span text:style-name="T16">Karuna Health</text:span></text:a><text:span text:style-name="T7">; </text:span>a<text:span text:style-name="T7">rchitecture, mentoring, planning; <text:s/>2018 - 2020 (Acquired)</text:span></text:p>
      <text:p text:style-name="P6"><text:span text:style-name="T9">Leadership Fundamentals</text:span><text:span text:style-name="T7">, </text:span><text:a xlink:type="simple" xlink:href="https://boltthreads.com/" text:style-name="ListLabel_20_129" text:visited-style-name="ListLabel_20_129"><text:span text:style-name="T19">Bolt Threads</text:span></text:a><text:span text:style-name="T7">; intensive training; 2017 - 2018</text:span></text:p>
      <text:p text:style-name="P6"><text:span text:style-name="T9">Web Team Lead</text:span><text:span text:style-name="T7">, </text:span><text:a xlink:type="simple" xlink:href="https://invoice.2go.com/" text:style-name="ListLabel_20_130" text:visited-style-name="ListLabel_20_130"><text:span text:style-name="T16">Invoice2go</text:span></text:a><text:span text:style-name="T7">; </text:span>m<text:span text:style-name="T7">anaged 6 </text:span>devs<text:span text:style-name="T7">, </text:span>&amp;<text:span text:style-name="T7"> 1 QA Engineer; 2016 - 2017</text:span></text:p>
      <text:p text:style-name="P6"><text:span text:style-name="T9">Automation Team Lead</text:span><text:span text:style-name="T7">, </text:span><text:a xlink:type="simple" xlink:href="https://invoice.2go.com/" text:style-name="ListLabel_20_129" text:visited-style-name="ListLabel_20_129"><text:span text:style-name="T19">Invoice2go</text:span></text:a><text:span text:style-name="T7">; </text:span>m<text:span text:style-name="T7">anaged 1 </text:span>dev<text:span text:style-name="T7">, coordinated horizontally; 2016 - 2017</text:span></text:p>
      <text:p text:style-name="P6"><text:soft-page-break/><text:span text:style-name="T9">CTO and Co-founder</text:span><text:span text:style-name="T7">, </text:span><text:a xlink:type="simple" xlink:href="https://www.crunchbase.com/organization/acquaintable" text:style-name="ListLabel_20_130" text:visited-style-name="ListLabel_20_130"><text:span text:style-name="T16">Acquaintable</text:span></text:a><text:span text:style-name="T7">; online dating; </text:span>m<text:span text:style-name="T7">anaged team of 5</text:span>;<text:span text:style-name="T7"> 2012 - 2013 (Acquired)</text:span></text:p>
      <text:p text:style-name="P6"><text:span text:style-name="T9">Co-founder</text:span><text:span text:style-name="T7">, </text:span><text:a xlink:type="simple" xlink:href="http://wordtree.org/" text:style-name="ListLabel_20_130" text:visited-style-name="ListLabel_20_130"><text:span text:style-name="T16">Word Tree Foundation</text:span></text:a><text:span text:style-name="T7">; Big Data analysis of literary</text:span> provenance<text:span text:style-name="T7">; 2013 - present</text:span></text:p>
      <text:p text:style-name="P6"><text:span text:style-name="T9">First Employee &amp; Team Lead</text:span><text:span text:style-name="T7">, </text:span><text:a xlink:type="simple" xlink:href="https://www.bloomberg.com/" text:style-name="ListLabel_20_130" text:visited-style-name="ListLabel_20_130"><text:span text:style-name="T16">Bloomberg</text:span></text:a><text:a xlink:type="simple" xlink:href="https://www.bloomberg.com/" text:style-name="ListLabel_20_129" text:visited-style-name="ListLabel_20_129"><text:span text:style-name="T19">’s</text:span></text:a><text:span text:style-name="T7"> wealth </text:span>mgmt tool<text:span text:style-name="T7">; </text:span>led<text:span text:style-name="T7"> team of 1</text:span>0<text:span text:style-name="T7">; 2010 - 2012</text:span></text:p>
      <text:p text:style-name="P6"><text:span text:style-name="T9">Team Lead, </text:span><text:a xlink:type="simple" xlink:href="https://www.bizapedia.com/in/sagebit-llc.html" text:style-name="ListLabel_20_131" text:visited-style-name="ListLabel_20_131"><text:span text:style-name="T20">Sagebit</text:span></text:a><text:span text:style-name="T7">; </text:span>m<text:span text:style-name="T7">entored 5 recent graduate programmers; 2008 - 2009</text:span></text:p>
      <text:p text:style-name="P6"/>
      <text:p text:style-name="Heading_20_1"><text:bookmark text:name="_txkctxpjgbsn"/>Free (Libre) Open Source Summary<draw:rect text:anchor-type="as-char" style:rel-width="100%" draw:z-index="1" draw:style-name="gr1" draw:text-style-name="P43" svg:width="0.0012in" svg:height="0.0213in"><text:p/></draw:rect></text:p>
      <text:p text:style-name="P6"><text:a xlink:type="simple" xlink:href="https://tidelift.com/about/lifter#funded-packages" text:style-name="ListLabel_20_132" text:visited-style-name="ListLabel_20_132"><text:span text:style-name="T21">Tidelift</text:span></text:a><text:span text:style-name="T25"> Maintainer, </text:span><text:a xlink:type="simple" xlink:href="https://rubygems.org/profiles/pboling" text:style-name="ListLabel_20_132" text:visited-style-name="ListLabel_20_132"><text:span text:style-name="T21">RubyGem</text:span></text:a><text:span text:style-name="T9"> &amp; </text:span><text:a xlink:type="simple" xlink:href="https://www.npmjs.com/~pboling" text:style-name="ListLabel_20_133" text:visited-style-name="ListLabel_20_133"><text:span text:style-name="T18">NPM</text:span></text:a><text:span text:style-name="T9"> Project Lead</text:span>, <text:span text:style-name="T26">6</text:span>7<text:span text:style-name="T26">+ </text:span>libraries; widely adopted (10.22.22):</text:p>
      <text:list xml:id="list2329504889" text:style-name="WWNum9">
        <text:list-item>
          <text:p text:style-name="P14"><text:a xlink:type="simple" xlink:href="https://rubygems.org/gems/oauth2" text:style-name="ListLabel_20_129" text:visited-style-name="ListLabel_20_129"><text:span text:style-name="T19">oauth2</text:span></text:a> - OAuth 2 Client; <text:span text:style-name="T27">maintainer</text:span> since 2017; 124MM DL</text:p>
        </text:list-item>
        <text:list-item>
          <text:p text:style-name="P14"><text:a xlink:type="simple" xlink:href="https://rubygems.org/gems/oauth" text:style-name="ListLabel_20_130" text:visited-style-name="ListLabel_20_130"><text:span text:style-name="T16">oauth</text:span></text:a><text:span text:style-name="T7"> - OAuth 1 Client &amp; Server; </text:span><text:span text:style-name="T27">maintainer</text:span> <text:span text:style-name="T7">since 2021</text:span>; 83MM DL</text:p>
        </text:list-item>
        <text:list-item>
          <text:p text:style-name="P14"><text:a xlink:type="simple" xlink:href="https://rubygems.org/gems/version_gem" text:style-name="ListLabel_20_129" text:visited-style-name="ListLabel_20_129"><text:span text:style-name="T19">version_gem</text:span></text:a> - Gemspec-compatible VERSION enhancer; <text:span text:style-name="T27">author</text:span>, 2022; 3.5MM DL</text:p>
        </text:list-item>
        <text:list-item>
          <text:p text:style-name="P14"><text:a xlink:type="simple" xlink:href="https://rubygems.org/gems/dynamoid" text:style-name="ListLabel_20_129" text:visited-style-name="ListLabel_20_129"><text:span text:style-name="T19">dynamoid</text:span></text:a> - Amazon DynamoDB ORM; <text:span text:style-name="T27">maintainer</text:span> since 2016; 2.8MM DL</text:p>
        </text:list-item>
        <text:list-item>
          <text:p text:style-name="P14"><text:a xlink:type="simple" xlink:href="https://rubygems.org/gems/gem_bench" text:style-name="ListLabel_20_129" text:visited-style-name="ListLabel_20_129"><text:span text:style-name="T19">gem_bench</text:span></text:a> - Gemfile static analysis; <text:span text:style-name="T27">author</text:span>, 2013; 2.8MM DL</text:p>
        </text:list-item>
        <text:list-item>
          <text:p text:style-name="P14"><text:a xlink:type="simple" xlink:href="https://rubygems.org/gems/flag_shih_tzu" text:style-name="ListLabel_20_129" text:visited-style-name="ListLabel_20_129"><text:span text:style-name="T19">flag_shih_tzu</text:span></text:a> - Bitfields for ActiveRecord; <text:span text:style-name="T27">maintainer</text:span> since 2012; 1.8MM DL</text:p>
        </text:list-item>
        <text:list-item>
          <text:p text:style-name="P14"><text:a xlink:type="simple" xlink:href="https://rubygems.org/gems/sanitize_email" text:style-name="ListLabel_20_129" text:visited-style-name="ListLabel_20_129"><text:span text:style-name="T19">sanitize_email</text:span></text:a> - Email condom for Ruby server; <text:span text:style-name="T27">author</text:span>, 2009; 1.5MM DL</text:p>
        </text:list-item>
        <text:list-item>
          <text:p text:style-name="P14"><text:a xlink:type="simple" xlink:href="https://rubygems.org/gems/omniauth-identity" text:style-name="ListLabel_20_129" text:visited-style-name="ListLabel_20_129"><text:span text:style-name="T19">omniauth-identity</text:span></text:a> - Trad un/pw adapter for omniauth; <text:span text:style-name="T27">maintainer</text:span> since 2020; 1.4MM DL</text:p>
        </text:list-item>
        <text:list-item>
          <text:p text:style-name="P14"><text:a xlink:type="simple" xlink:href="https://rubygems.org/gems/snaky_hash" text:style-name="ListLabel_20_129" text:visited-style-name="ListLabel_20_129"><text:span text:style-name="T19">snaky_hash</text:span></text:a> - A Hashie::Mash joint for #snakelife; <text:span text:style-name="T27">author</text:span> 2022; 1.3MM DL</text:p>
        </text:list-item>
        <text:list-item>
          <text:p text:style-name="P14"><text:a xlink:type="simple" xlink:href="https://rubygems.org/gems/seed_migration" text:style-name="ListLabel_20_129" text:visited-style-name="ListLabel_20_129"><text:span text:style-name="T19">seed_migration</text:span></text:a> - Rails gem for Data Migrations; <text:span text:style-name="T27">maintainer</text:span> 2022; 1.1MM DL</text:p>
        </text:list-item>
      </text:list>
      <text:p text:style-name="P8"/>
      <text:p text:style-name="P39"><text:bookmark text:name="_jnpl2vumys4g"/><text:span text:style-name="T30">Director of Engineering ⦚ </text:span><text:a xlink:type="simple" xlink:href="https://rivierapartners.com" text:style-name="ListLabel_20_134" text:visited-style-name="ListLabel_20_134"><text:span text:style-name="T22">Riviera Partners</text:span></text:a><text:span text:style-name="T30"> ⦚ Feb 2020 - present, 🦖</text:span>🪜<text:span text:style-name="T30">🪜</text:span><draw:rect text:anchor-type="as-char" style:rel-width="100%" draw:z-index="2" draw:style-name="gr1" draw:text-style-name="P43" svg:width="0.0012in" svg:height="0.0213in"><text:p/></draw:rect></text:p>
      <text:p text:style-name="P6"><text:span text:style-name="T31">🥞</text:span><text:span text:style-name="T12">Rails 5.2, Ruby 2.5</text:span><text:span text:style-name="T31">…</text:span><text:span text:style-name="T12">2.7, RSpec, PostgreSQL, SQS, S3, ES, Sidekiq, </text:span><text:span text:style-name="T31">k8</text:span><text:span text:style-name="T12">, Hasura, SchemaHero, GraphQL, CQRS+ES, Svelte, </text:span><text:span text:style-name="T31">Jira</text:span><text:span text:style-name="T12">, Github</text:span></text:p>
      <text:list xml:id="list4187829853" text:style-name="WWNum11">
        <text:list-item>
          <text:p text:style-name="P15"><text:span text:style-name="T13">Managed back-end </text:span>&amp;<text:span text:style-name="T13"> devops teams. Focused on infrastructure as code </text:span>&amp;<text:span text:style-name="T13"> services</text:span></text:p>
        </text:list-item>
        <text:list-item>
          <text:p text:style-name="P15"><text:soft-page-break/>Order of magnitude improvement to response rate w/ a<text:span text:style-name="T32">utomated email </text:span>drips<text:span text:style-name="T32"> </text:span></text:p>
        </text:list-item>
        <text:list-item>
          <text:p text:style-name="P15">M<text:span text:style-name="T32">ap business domain with Event Storming</text:span><text:span text:style-name="T13"> (Domain Driven Design)</text:span></text:p>
        </text:list-item>
        <text:list-item>
          <text:p text:style-name="P15"><text:span text:style-name="T32">U</text:span><text:span text:style-name="T13">pgrad</text:span><text:span text:style-name="T32">ed</text:span><text:span text:style-name="T13"> </text:span><text:span text:style-name="T32">tools, </text:span><text:span text:style-name="T13">dependencies </text:span>&amp;<text:span text:style-name="T13"> SSL certificates, patch</text:span><text:span text:style-name="T32">ed</text:span><text:span text:style-name="T13"> C</text:span><text:span text:style-name="T32">VE</text:span><text:span text:style-name="T13">s</text:span></text:p>
        </text:list-item>
        <text:list-item>
          <text:p text:style-name="P15"><text:span text:style-name="T32">Promoted to Eng Manager, then Director of Engineering:</text:span> head count 20</text:p>
        </text:list-item>
        <text:list-item>
          <text:p text:style-name="P15"><text:span text:style-name="T33">Wrote </text:span><text:a xlink:type="simple" xlink:href="https://rubygems.org/gems/service_actor-promptable" text:style-name="ListLabel_20_135" text:visited-style-name="ListLabel_20_135"><text:span text:style-name="T23">service_actor-promptable</text:span></text:a><text:span text:style-name="T33"> to assist with CLI-based system management</text:span> </text:p>
        </text:list-item>
      </text:list>
      <text:p text:style-name="P6"/>
      <text:p text:style-name="P38"><text:bookmark text:name="_ug63ikoxxa"/><text:span text:style-name="T30">Tech Advisor, Principal Software Engineer ⦚ </text:span><text:a xlink:type="simple" xlink:href="https://www.facebook.com/meetkarunahealth/" text:style-name="ListLabel_20_134" text:visited-style-name="ListLabel_20_134"><text:span text:style-name="T22">Karuna Health</text:span></text:a><text:span text:style-name="T30"> ⦚ Nov 2018 - Apr 2020</text:span><draw:rect text:anchor-type="as-char" style:rel-width="100%" draw:z-index="3" draw:style-name="gr1" draw:text-style-name="P43" svg:width="0.0012in" svg:height="0.0213in"><text:p/></draw:rect></text:p>
      <text:p text:style-name="P4"><text:span text:style-name="T31">🥞</text:span><text:span text:style-name="T12">Rails 5.2, Ruby 2.5</text:span><text:span text:style-name="T31">…</text:span><text:span text:style-name="T12">2.6, RSpec, PostgreSQL, SQS, Protobuf, S3, ES, </text:span><text:span text:style-name="T31">S</text:span><text:span text:style-name="T12">idekiq, Aptible, Github</text:span></text:p>
      <text:list xml:id="list53410652" text:style-name="WWNum1">
        <text:list-item>
          <text:p text:style-name="P22">Built email gateway, notification services, &amp; helped plan architecture of system</text:p>
        </text:list-item>
        <text:list-item>
          <text:p text:style-name="P22"><text:span text:style-name="T8">Advis</text:span><text:span text:style-name="T32">ed</text:span><text:span text:style-name="T8"> on technology </text:span>&amp;<text:span text:style-name="T8"> hiring at Karuna Health</text:span>; <text:span text:style-name="T32">A</text:span><text:span text:style-name="T8">cquired by </text:span><text:a xlink:type="simple" xlink:href="https://www.commure.com/" text:style-name="ListLabel_20_136" text:visited-style-name="ListLabel_20_136"><text:span text:style-name="T17">Commure</text:span></text:a><text:a xlink:type="simple" xlink:href="https://www.commure.com/" text:style-name="ListLabel_20_136" text:visited-style-name="ListLabel_20_136"><text:span text:style-name="T17">, Inc</text:span></text:a></text:p>
        </text:list-item>
      </text:list>
      <text:p text:style-name="P4"/>
      <text:p text:style-name="P39"><text:bookmark text:name="_g6ga4h9l23nw"/><text:span text:style-name="T30">Principal Software Engineer ⦚ </text:span><text:a xlink:type="simple" xlink:href="https://9thbit.net" text:style-name="ListLabel_20_134" text:visited-style-name="ListLabel_20_134"><text:span text:style-name="T22">9thBit LLC</text:span></text:a><text:span text:style-name="T30"> ⦚ Nov 2018 - Nov 2019, 🦖</text:span><draw:rect text:anchor-type="as-char" style:rel-width="100%" draw:z-index="4" draw:style-name="gr1" draw:text-style-name="P43" svg:width="0.0012in" svg:height="0.0213in"><text:p/></draw:rect></text:p>
      <text:p text:style-name="P40"><text:bookmark text:name="_5lg993fi25a9"/>🥞Rails 5.2, Ruby 2.4=&gt;2.6, React v16, Redux, RSpec, PostgreSQL, S3, ES, Redis, Memcached, Sidekiq, Jira, Github, Cypress, Contentful</text:p>
      <text:list xml:id="list92646044281858" text:continue-list="list4187829853" text:style-name="WWNum11">
        <text:list-item>
          <text:p text:style-name="P23"><text:span text:style-name="T7">Initially 6 month contract; extended to 12 months to work on following products:</text:span></text:p>
          <text:list>
            <text:list-item>
              <text:p text:style-name="P30"><text:a xlink:type="simple" xlink:href="https://gainbridge.io/" text:style-name="ListLabel_20_129" text:visited-style-name="ListLabel_20_129"><text:span text:style-name="T19">Gainbridge</text:span></text:a>, <text:a xlink:type="simple" xlink:href="https://www.delawarelife.com/" text:style-name="ListLabel_20_129" text:visited-style-name="ListLabel_20_129"><text:span text:style-name="T19">Delaware Life</text:span></text:a>, <text:a xlink:type="simple" xlink:href="https://www.group1001.com/" text:style-name="ListLabel_20_129" text:visited-style-name="ListLabel_20_129"><text:span text:style-name="T19">Group1001</text:span></text:a>, Relay Rewards (offline)</text:p>
            </text:list-item>
          </text:list>
        </text:list-item>
        <text:list-item>
          <text:p text:style-name="P23">Primary developer of all Rails-based apps (Relay Rewards &amp; Group1001)</text:p>
        </text:list-item>
        <text:list-item>
          <text:p text:style-name="P23"><text:span text:style-name="T7">Developing front end (Gainbridge, React v16)</text:span>, SME for analytics, &amp;<text:span text:style-name="T7"> E2E specs in Cypress</text:span></text:p>
        </text:list-item>
      </text:list>
      <text:p text:style-name="P42"><text:bookmark text:name="_3uaavl9inmz5"/></text:p>
      <text:p text:style-name="P38"><text:bookmark text:name="_m48pgwuhmu0b"/><text:span text:style-name="T30">Principal Software Engineer ⦚ </text:span><text:a xlink:type="simple" xlink:href="https://9thbit.net" text:style-name="ListLabel_20_134" text:visited-style-name="ListLabel_20_134"><text:span text:style-name="T22">9thBit LLC</text:span></text:a><text:span text:style-name="T30"> ⦚ May 2016 - Nov 2018, 🦖</text:span><draw:rect text:anchor-type="as-char" style:rel-width="100%" draw:z-index="5" draw:style-name="gr1" draw:text-style-name="P43" svg:width="0.0012in" svg:height="0.0213in"><text:p/></draw:rect></text:p>
      <text:p text:style-name="P41"><text:bookmark text:name="_t46c7pcl2b84"/>🥞Rails 4.2, Ruby 2.0…2.3, RSpec, PostgreSQL, DynamoDB, S3, ES, Mongo, Resque, DO, DataDog, Cloudwatch, NewRelic, Salesforce, Jira, Bitbucket</text:p>
      <text:list xml:id="list245768134" text:style-name="WWNum3">
        <text:list-item>
          <text:p text:style-name="P16">Contract with cloud intelligence company extended many times</text:p>
        </text:list-item>
        <text:list-item>
          <text:p text:style-name="P16"><text:soft-page-break/>Ti<text:span text:style-name="T7">me-series collection &amp; analytics of changes </text:span>to<text:span text:style-name="T7"> </text:span><text:span text:style-name="T10">the internet (writ large)</text:span></text:p>
        </text:list-item>
        <text:list-item>
          <text:p text:style-name="P16">D<text:span text:style-name="T7">evops tools to better utilize infrastructure &amp; manage costs</text:span></text:p>
        </text:list-item>
        <text:list-item>
          <text:p text:style-name="P16"><text:span text:style-name="T7">Advanced math to transform non-scalar data from AWS Alexa into a scalar digest</text:span></text:p>
        </text:list-item>
        <text:list-item>
          <text:p text:style-name="P16">M<text:span text:style-name="T7">onito</text:span>r<text:span text:style-name="T7">, log, benchmark, </text:span>&amp;<text:span text:style-name="T7"> automate internet monitoring robots</text:span></text:p>
        </text:list-item>
        <text:list-item>
          <text:p text:style-name="P16">Reporting utilized by<text:span text:style-name="T7"> many F100 enterprise customers</text:span></text:p>
        </text:list-item>
        <text:list-item>
          <text:p text:style-name="P16">Wrote <text:a xlink:type="simple" xlink:href="https://github.com/pboling/debug_logging" text:style-name="ListLabel_20_129" text:visited-style-name="ListLabel_20_129"><text:span text:style-name="T19">debug_logging</text:span></text:a> to non-intrusively assist with complex debugging in production</text:p>
        </text:list-item>
      </text:list>
      <text:p text:style-name="P4"/>
      <text:p text:style-name="P38"><text:bookmark text:name="_c3vyx59154lc"/><text:span text:style-name="T30">Principal Software Engineer ⦚ </text:span><text:a xlink:type="simple" xlink:href="https://boltthreads.com/" text:style-name="ListLabel_20_134" text:visited-style-name="ListLabel_20_134"><text:span text:style-name="T22">Bolt Threads</text:span></text:a><text:span text:style-name="T30"> ⦚ Sep 2017 - May 2018</text:span>, 🦖<draw:rect text:anchor-type="as-char" style:rel-width="100%" draw:z-index="6" draw:style-name="gr1" draw:text-style-name="P43" svg:width="0.0012in" svg:height="0.0213in"><text:p/></draw:rect></text:p>
      <text:p text:style-name="Heading_20_3"><text:bookmark text:name="_k2x60k27t6l3"/>🥞Rails 4.2…5.2, Ruby 2.3…2.5, RSpec, PostgreSQL, Jira, Ubuntu, OPC DA integrations</text:p>
      <text:list xml:id="list92645853840743" text:continue-list="list92646044281858" text:style-name="WWNum11">
        <text:list-item>
          <text:p text:style-name="P23"><text:span text:style-name="T7">Maintenance of a legacy Lab Information Management System (LIMS)</text:span></text:p>
          <text:list>
            <text:list-item>
              <text:p text:style-name="P34"><text:span text:style-name="T7">analysis </text:span>&amp;<text:span text:style-name="T7"> selection of off-the-shelf replacement</text:span></text:p>
            </text:list-item>
          </text:list>
        </text:list-item>
        <text:list-item>
          <text:p text:style-name="P23"><text:span text:style-name="T7">Interviewed candidates for Engineering leadership team:</text:span></text:p>
          <text:list>
            <text:list-item>
              <text:p text:style-name="P34"><text:span text:style-name="T7">Vice President of Engineering, Director of Engineering, &amp; </text:span>others</text:p>
            </text:list-item>
          </text:list>
        </text:list-item>
        <text:list-item>
          <text:p text:style-name="P23">Integrated<text:span text:style-name="T7"> OPC DA services</text:span>; <text:span text:style-name="T7">Instrumented a Stoll industrial knitting machine</text:span></text:p>
        </text:list-item>
        <text:list-item>
          <text:p text:style-name="P23"><text:span text:style-name="T7">Completed “Leadership Fundamentals” intensive training</text:span></text:p>
        </text:list-item>
      </text:list>
      <text:p text:style-name="P4"/>
      <text:p text:style-name="P38"><text:bookmark text:name="_y9topctynytv"/><text:span text:style-name="T30">Principal Software Engineer Team Lead ⦚ </text:span><text:a xlink:type="simple" xlink:href="https://invoice.2go.com/" text:style-name="ListLabel_20_134" text:visited-style-name="ListLabel_20_134"><text:span text:style-name="T22">Invoice2go</text:span></text:a><text:span text:style-name="T30"> ⦚ Jan 2016 - Feb 2017, 🦖🪜</text:span><draw:rect text:anchor-type="as-char" style:rel-width="100%" draw:z-index="7" draw:style-name="gr1" draw:text-style-name="P43" svg:width="0.0012in" svg:height="0.0213in"><text:p/></draw:rect></text:p>
      <text:p text:style-name="Heading_20_3"><text:bookmark text:name="_vndqpruecbpr"/>🥞Rails 4.2, Ruby 2.3, RSpec, AngularJS 1.4, PostgreSQL, S3, ElasticSearch, Redis, Sidekiq, CircleCI, Jenkins, Github Enterprise, Jira, ZenDesk, NewRelic</text:p>
      <text:list xml:id="list2925221358" text:style-name="WWNum4">
        <text:list-item>
          <text:p text:style-name="P26">Managed &amp; led<text:span text:style-name="T7"> web team in developing a revamped web app</text:span></text:p>
        </text:list-item>
        <text:list-item>
          <text:p text:style-name="P26">Managed automation team (developer tools); git flow &amp; supporting toolchain</text:p>
        </text:list-item>
        <text:list-item>
          <text:p text:style-name="P26">Participated in design of<text:span text:style-name="T7"> new service architecture</text:span></text:p>
        </text:list-item>
        <text:list-item>
          <text:p text:style-name="P26"><text:soft-page-break/><text:span text:style-name="T7">Designed </text:span>&amp;<text:span text:style-name="T7"> implemented feature flags; allow</text:span>ed<text:span text:style-name="T7"> synch</text:span>’d <text:span text:style-name="T7">multi-client feature releases</text:span></text:p>
        </text:list-item>
        <text:list-item>
          <text:p text:style-name="P26">Promoted to Principal Engineer &amp; assigned l<text:span text:style-name="T7">eadership role in Jakarta office</text:span></text:p>
        </text:list-item>
      </text:list>
      <text:p text:style-name="P2"/>
      <text:p text:style-name="P38"><text:bookmark text:name="_ru9p3iw4gopw"/>Staff Software Engineer<text:span text:style-name="T30"> ⦚ </text:span><text:a xlink:type="simple" xlink:href="http://www.trumaker.com" text:style-name="ListLabel_20_134" text:visited-style-name="ListLabel_20_134"><text:span text:style-name="T22">Trumaker &amp; Co</text:span></text:a><text:span text:style-name="T30"> ⦚ Apr 2014 - Mar 2016</text:span><draw:rect text:anchor-type="as-char" style:rel-width="100%" draw:z-index="8" draw:style-name="gr1" draw:text-style-name="P43" svg:width="0.0012in" svg:height="0.0213in"><text:p/></draw:rect></text:p>
      <text:p text:style-name="Heading_20_3"><text:bookmark text:name="_jo4d971vcvt8"/>🥞Rails 3.2, Ruby 2.0…2.1, RSpec, React, Ember, Haml, Slim, SASS, PostgreSQL, S3, Sidekiq, TravisCI, Github, Salesforce, NewRelic, Heroku</text:p>
      <text:list xml:id="list92645849297436" text:continue-list="list92645853840743" text:style-name="WWNum11">
        <text:list-item>
          <text:p text:style-name="P27"><text:span text:style-name="T7">Extract</text:span>ed<text:span text:style-name="T7"> front-end parts to ember-cli </text:span>&amp;<text:span text:style-name="T7"> react thin clients</text:span></text:p>
        </text:list-item>
        <text:list-item>
          <text:p text:style-name="P27">S<text:span text:style-name="T7">tructured, authenticated, performant APIs, utilizing versioning</text:span>, <text:span text:style-name="T7">caching</text:span></text:p>
        </text:list-item>
        <text:list-item>
          <text:p text:style-name="P27"><text:span text:style-name="T7">Moderniz</text:span>ed<text:span text:style-name="T7"> Ruby, Rails, critical gems, </text:span>&amp;<text:span text:style-name="T7"> </text:span>spec suite w/ factory pattern</text:p>
        </text:list-item>
        <text:list-item>
          <text:p text:style-name="P27">S<text:span text:style-name="T7">upported launches of new product lines (blazers, ties, belts, pants, sweaters, tees, etc)</text:span></text:p>
        </text:list-item>
        <text:list-item>
          <text:p text:style-name="P27">Business logic for ordering<text:span text:style-name="T7">, </text:span>manufacturing, <text:span text:style-name="T7">shipping</text:span> &amp; inventory management</text:p>
        </text:list-item>
        <text:list-item>
          <text:p text:style-name="P27">F<text:span text:style-name="T7">ully spec’d 12-state Lead CRM tool w/ </text:span>sales attribution framework (commissions)</text:p>
          <text:list>
            <text:list-item>
              <text:p text:style-name="P36"><text:span text:style-name="T7">Integrated Salesforce </text:span>w/ 2-way real-time sync <text:span text:style-name="T7">via my </text:span><text:a xlink:type="simple" xlink:href="https://rubygems.org/gems/celluloid-io-pg-listener" text:style-name="ListLabel_20_130" text:visited-style-name="ListLabel_20_130"><text:span text:style-name="T16">celluloid-io-pg-listener</text:span></text:a><text:span text:style-name="T7"> gem</text:span></text:p>
            </text:list-item>
          </text:list>
        </text:list-item>
        <text:list-item>
          <text:p text:style-name="P27"><text:span text:style-name="T7">Thor deployment automation tool </text:span>to operationalize<text:span text:style-name="T7"> </text:span>critical<text:span text:style-name="T7"> sub-tasks</text:span></text:p>
        </text:list-item>
        <text:list-item>
          <text:p text:style-name="P27">Front-end tools, &amp; supporting gems, including <text:a xlink:type="simple" xlink:href="https://rubygems.org/gems/status_tag" text:style-name="ListLabel_20_129" text:visited-style-name="ListLabel_20_129"><text:span text:style-name="T19">status_tag</text:span></text:a>, &amp; <text:a xlink:type="simple" xlink:href="https://rubygems.org/gems/destination_errors" text:style-name="ListLabel_20_129" text:visited-style-name="ListLabel_20_129"><text:span text:style-name="T19">destination_errors</text:span></text:a></text:p>
        </text:list-item>
      </text:list>
      <text:p text:style-name="P2"/>
      <text:p text:style-name="P38"><text:bookmark text:name="_pntfs1ljgiif"/>Staff<text:span text:style-name="T30"> Software Engineer ⦚ </text:span><text:a xlink:type="simple" xlink:href="https://9thbit.net" text:style-name="ListLabel_20_134" text:visited-style-name="ListLabel_20_134"><text:span text:style-name="T22">9thBit LLC</text:span></text:a><text:span text:style-name="T30"> ⦚ Aug 2013 - Nov 2014</text:span><draw:rect text:anchor-type="as-char" style:rel-width="100%" draw:z-index="9" draw:style-name="gr1" draw:text-style-name="P43" svg:width="0.0012in" svg:height="0.0213in"><text:p/></draw:rect></text:p>
      <text:p text:style-name="Heading_20_3"><text:bookmark text:name="_t6p1cr2v6tbe"/>🥞Ruby 1.8…2.1, CGI, FastCGI, Mail gem, RSpec, Oracle 11g, rbenv, bash, daemons, RedHat linux</text:p>
      <text:list xml:id="list4159003526" text:style-name="WWNum14">
        <text:list-item>
          <text:p text:style-name="P28"><text:span text:style-name="T7">Initial 9 month contact with </text:span><text:a xlink:type="simple" xlink:href="http://cpg.org" text:style-name="ListLabel_20_130" text:visited-style-name="ListLabel_20_130"><text:span text:style-name="T16">Church Pension Group</text:span></text:a><text:span text:style-name="T7"> extended </text:span>to<text:span text:style-name="T7"> project completion</text:span></text:p>
        </text:list-item>
        <text:list-item>
          <text:p text:style-name="P28"><text:span text:style-name="T2">Forensic analysis of 5 year old FastCGI ruby service layer</text:span></text:p>
        </text:list-item>
        <text:list-item>
          <text:p text:style-name="P28"><text:span text:style-name="T2">Created ruby service APIs to support many varied clients </text:span><text:span text:style-name="T7">&amp;</text:span><text:span text:style-name="T2"> regression test suite</text:span></text:p>
        </text:list-item>
        <text:list-item>
          <text:p text:style-name="P28">A<text:span text:style-name="T2">ccount locking</text:span>, <text:span text:style-name="T2">token expiry</text:span>, <text:span text:style-name="T2">daemon infrastructure</text:span>;<text:span text:style-name="T2"> improved `make` system</text:span></text:p>
        </text:list-item>
        <text:list-item>
          <text:p text:style-name="P28"><text:soft-page-break/><text:span text:style-name="T2">10x perf of internal services for </text:span>$11B pension management</text:p>
          <text:list>
            <text:list-item>
              <text:p text:style-name="P37"><text:span text:style-name="T2">20 req/s </text:span>increased to &gt;<text:span text:style-name="T2"> 200 req/s</text:span></text:p>
            </text:list-item>
          </text:list>
        </text:list-item>
      </text:list>
      <text:p text:style-name="P3"/>
      <text:p text:style-name="P38"><text:bookmark text:name="_t2ntap5i99ac"/><text:span text:style-name="T30">Chief Technology Officer ⦚ </text:span><text:a xlink:type="simple" xlink:href="https://www.crunchbase.com/organization/acquaintable" text:style-name="ListLabel_20_134" text:visited-style-name="ListLabel_20_134"><text:span text:style-name="T22">Acquaintable</text:span></text:a><text:span text:style-name="T30"> ⦚ Jun 2012 - Oct 2013</text:span><draw:rect text:anchor-type="as-char" style:rel-width="100%" draw:z-index="10" draw:style-name="gr1" draw:text-style-name="P43" svg:width="0.0012in" svg:height="0.0213in"><text:p/></draw:rect></text:p>
      <text:p text:style-name="Heading_20_3"><text:bookmark text:name="_v4g7c26xqxxy"/>🥞Rails 3.2, JRuby 1.7, Ruby 1.9…2.0, RSpec, RequireJS, BackboneJS, MarionetteJS, Foundation, Slim, SASS, Neo4j, PostgreSQL, S3, Sidekiq, Unicorn, Puma, TravisCI, Github, Librato, NewRelic, Heroku</text:p>
      <text:list xml:id="list92647856130323" text:continue-list="list92645849297436" text:style-name="WWNum11">
        <text:list-item>
          <text:p text:style-name="P23">Co-founded, imagined &amp; implemented<text:span text:style-name="T7"> </text:span>socially-curated dating through FoF</text:p>
        </text:list-item>
        <text:list-item>
          <text:p text:style-name="P23"><text:span text:style-name="T7">Advised on all product </text:span>&amp;<text:span text:style-name="T7"> design decisions</text:span></text:p>
        </text:list-item>
        <text:list-item>
          <text:p text:style-name="P23"><text:span text:style-name="T7">Created matching engine with Neo4j + PostgreSQL data analysis algorithms</text:span></text:p>
        </text:list-item>
        <text:list-item>
          <text:p text:style-name="P23"><text:span text:style-name="T7">Mobile first, responsive </text:span>SPA<text:span text:style-name="T7">, with intuitive, touch-enabled mobile interface</text:span></text:p>
        </text:list-item>
        <text:list-item>
          <text:p text:style-name="P23"><text:span text:style-name="T7">Designed to provide an immediate experience within 10 seconds to new users</text:span></text:p>
        </text:list-item>
        <text:list-item>
          <text:p text:style-name="P23"><text:span text:style-name="T7">Accepted into Entrepreneurs Roundtable Accelerator Winter 2013 class (ERA - NYC)</text:span></text:p>
        </text:list-item>
        <text:list-item>
          <text:p text:style-name="P23"><text:span text:style-name="T7">Fully automated </text:span>&amp;<text:span text:style-name="T7"> self-correcting, no intervention required for final 4 months</text:span></text:p>
        </text:list-item>
        <text:list-item>
          <text:p text:style-name="P23">S<text:span text:style-name="T7">uccessful exit via </text:span>acquisition by Reveal (Microsoft Ventures backed)</text:p>
        </text:list-item>
      </text:list>
      <text:p text:style-name="P4"/>
      <text:p text:style-name="P38"><text:bookmark text:name="_pyuioxo0snac"/><text:span text:style-name="T30">Senior Software Engineer </text:span>Team Lead<text:span text:style-name="T30"> ⦚ </text:span><text:a xlink:type="simple" xlink:href="https://www.bloomberg.com" text:style-name="ListLabel_20_134" text:visited-style-name="ListLabel_20_134"><text:span text:style-name="T22">Bloomberg LP</text:span></text:a><text:span text:style-name="T30"> ⦚ Aug 2010 - Nov 2012, 🪜</text:span><draw:rect text:anchor-type="as-char" style:rel-width="100%" draw:z-index="11" draw:style-name="gr1" draw:text-style-name="P43" svg:width="0.0012in" svg:height="0.0213in"><text:p/></draw:rect></text:p>
      <text:p text:style-name="Heading_20_3"><text:bookmark text:name="_enpaspohdt12"/>🥞Rails 2.3…3.2, Ruby 1.8…1.9, Grape, RSpec, RequireJS, Foundation, Slim, SASS, SOAP, Unicorn, Puma, TeamCity, Git</text:p>
      <text:list xml:id="list4195216539" text:style-name="WWNum6">
        <text:list-item>
          <text:p text:style-name="P24">Bloomberg Black’s <text:span text:style-name="T7">1</text:span><text:span text:style-name="T34">st</text:span><text:span text:style-name="T7"> Employee </text:span>-<text:span text:style-name="T7"> personal wealth </text:span>mgmt<text:span text:style-name="T7"> startup within Bloomberg</text:span></text:p>
        </text:list-item>
        <text:list-item>
          <text:p text:style-name="P24"><text:span text:style-name="T7">Interviewed </text:span>&amp;<text:span text:style-name="T7"> </text:span>hired<text:span text:style-name="T7"> team of 1</text:span>0<text:span text:style-name="T7"> engineers</text:span>;<text:span text:style-name="T7"> </text:span>Promoted to Rails Team co-Leader</text:p>
        </text:list-item>
        <text:list-item>
          <text:p text:style-name="P24">Extended <text:span text:style-name="T7">VCR </text:span>- <text:span text:style-name="T7">automated </text:span>curation of<text:span text:style-name="T7"> </text:span>SOAP<text:span text:style-name="T7"> interactions for service </text:span>isolation</text:p>
        </text:list-item>
        <text:list-item>
          <text:p text:style-name="P24"><text:span text:style-name="T7">Javascript flyout menus, internally tabbed </text:span>SPA<text:span text:style-name="T7">, scrollspy, breadcrumbs</text:span></text:p>
        </text:list-item>
        <text:list-item>
          <text:p text:style-name="P24">10ms per request faster r<text:span text:style-name="T7">ack middleware</text:span> w/<text:span text:style-name="T7"> custom logging</text:span> to<text:span text:style-name="T7"> Splunk </text:span></text:p>
        </text:list-item>
        <text:list-item>
          <text:p text:style-name="P24"><text:soft-page-break/>Patterns<text:span text:style-name="T7">: JS modules, </text:span>ruby<text:span text:style-name="T7"> </text:span>c<text:span text:style-name="T7">ells, presenters</text:span>,<text:span text:style-name="T7"> rspec matchers, acceptance tests, JS unit tests</text:span></text:p>
        </text:list-item>
        <text:list-item>
          <text:p text:style-name="P24"><text:span text:style-name="T7">CMS </text:span>FE &amp; BE<text:span text:style-name="T7"> for dynamic content</text:span>, supporting SSR &amp; AJAX</text:p>
        </text:list-item>
        <text:list-item>
          <text:p text:style-name="P24"><text:span text:style-name="T7">Maintained platform interoperability – Windows, RedHat &amp; MacOS</text:span></text:p>
        </text:list-item>
        <text:list-item>
          <text:p text:style-name="P24"><text:span text:style-name="T33">Forked rack-bug; fixed &amp; rewrote as </text:span><text:a xlink:type="simple" xlink:href="https://rubygems.org/gems/rack-insight" text:style-name="ListLabel_20_135" text:visited-style-name="ListLabel_20_135"><text:span text:style-name="T23">rack-insight</text:span></text:a><text:span text:style-name="T33"> gem</text:span></text:p>
        </text:list-item>
      </text:list>
      <text:p text:style-name="P4"/>
      <text:p text:style-name="P38"><text:bookmark text:name="_v10ut8ifg3wm"/>Senior Software Engineer Team Lead<text:span text:style-name="T30"> ⦚ </text:span><text:a xlink:type="simple" xlink:href="https://9thbit.net" text:style-name="ListLabel_20_134" text:visited-style-name="ListLabel_20_134"><text:span text:style-name="T22">9thBit LLC</text:span></text:a><text:span text:style-name="T30"> ⦚ Sep 2008 - Aug 2014, </text:span>🪜<draw:rect text:anchor-type="as-char" style:rel-width="100%" draw:z-index="12" draw:style-name="gr1" draw:text-style-name="P43" svg:width="0.0012in" svg:height="0.0213in"><text:p/></draw:rect></text:p>
      <text:p text:style-name="Heading_20_3"><text:bookmark text:name="_n9enco8gmjo1"/>🥞Rails 2.0…2.3, Makandra Rails LTS, Ruby 1.8…2.2, RSpec, Haml, CSS, MySQL, Mongrel, Unicorn, TravisCI, Github, Redmine, NewRelic</text:p>
      <text:list xml:id="list92646610411118" text:continue-list="list92647856130323" text:style-name="WWNum11">
        <text:list-item>
          <text:p text:style-name="P23">Contract with <text:a xlink:type="simple" xlink:href="https://www.youtube.com/watch?v=b8f6mPkChrs" text:style-name="ListLabel_20_129" text:visited-style-name="ListLabel_20_129"><text:span text:style-name="T19">Timeperks</text:span></text:a> (early B2B2C DoorDash)</text:p>
        </text:list-item>
        <text:list-item>
          <text:p text:style-name="P23">Promoted to Team Lead; m<text:span text:style-name="T7">entored junior developers, </text:span>&amp;<text:span text:style-name="T7"> reviewed code</text:span></text:p>
        </text:list-item>
        <text:list-item>
          <text:p text:style-name="P23"><text:span text:style-name="T7">CX ghosting/masquerade tool</text:span>, &amp; <text:span text:style-name="T7">reporting features (utiliz</text:span>ing<text:span text:style-name="T7"> my </text:span><text:a xlink:type="simple" xlink:href="https://rubygems.org/gems/csv_pirate" text:style-name="ListLabel_20_130" text:visited-style-name="ListLabel_20_130"><text:span text:style-name="T16">csv_pirate</text:span></text:a><text:span text:style-name="T7"> gem)</text:span></text:p>
        </text:list-item>
        <text:list-item>
          <text:p text:style-name="P23">Implemented th<text:span text:style-name="T7">ree-way marketplace payment</text:span>s via<text:span text:style-name="T7"> Amazon FPS</text:span>; began maintaining <text:a xlink:type="simple" xlink:href="https://rubygems.org/gems/remit" text:style-name="ListLabel_20_130" text:visited-style-name="ListLabel_20_130"><text:span text:style-name="T16">remit</text:span></text:a></text:p>
        </text:list-item>
      </text:list>
      <text:p text:style-name="P5"/>
      <text:p text:style-name="P38"><text:bookmark text:name="_kd5j9raf77f7"/>Senior Software Engineer Team Lead<text:span text:style-name="T30"> ⦚ </text:span><text:a xlink:type="simple" xlink:href="https://www.crunchbase.com/organization/sagebit" text:style-name="ListLabel_20_134" text:visited-style-name="ListLabel_20_134"><text:span text:style-name="T22">Sagebit, LLC</text:span></text:a><text:span text:style-name="T30"> ⦚ Jun 2007 - Dec 2011, </text:span>🪜<draw:rect text:anchor-type="as-char" style:rel-width="100%" draw:z-index="13" draw:style-name="gr1" draw:text-style-name="P43" svg:width="0.0012in" svg:height="0.0213in"><text:p/></draw:rect></text:p>
      <text:p text:style-name="Heading_20_3"><text:bookmark text:name="_aikqhadq9g5s"/>🥞Rails 1.2…3.1, Ruby 1.8…1.9, RSpec, Erb, Haml, CSS, jQuery, MySQL, Mongrel, Unicorn, Github, Redmine, Debian, Ubuntu</text:p>
      <text:list xml:id="list3192082048" text:style-name="WWNum10">
        <text:list-item>
          <text:p text:style-name="P17">Hired, mentored, trained team of 5 in Ruby, Rails, REST, &amp; stateless programming</text:p>
          <text:list>
            <text:list-item>
              <text:p text:style-name="P31">Promoted to Team Lead; Led buildout of <text:a xlink:type="simple" xlink:href="https://www.radiobookmark.com/" text:style-name="ListLabel_20_129" text:visited-style-name="ListLabel_20_129"><text:span text:style-name="T19">RadioBookmark</text:span></text:a>’s back-end</text:p>
            </text:list-item>
          </text:list>
        </text:list-item>
        <text:list-item>
          <text:p text:style-name="P17"><text:span text:style-name="T7">Development, testing, deployment, </text:span>&amp;<text:span text:style-name="T7"> refactoring internal projects</text:span> (now offline)<text:span text:style-name="T7">:</text:span></text:p>
          <text:list>
            <text:list-item>
              <text:p text:style-name="P31">TeamClip – Youth sports team management with game video management</text:p>
            </text:list-item>
            <text:list-item>
              <text:p text:style-name="P31"><text:span text:style-name="T7">CartaBuzz – Find things to do near you</text:span></text:p>
            </text:list-item>
            <text:list-item>
              <text:p text:style-name="P31"><text:span text:style-name="T7">MonkeyStub – Get tickets to events fast</text:span></text:p>
            </text:list-item>
            <text:list-item>
              <text:p text:style-name="P31"><text:span text:style-name="T7">YetiMail – Snopes for Chain Letters / Spam / Phishing</text:span></text:p>
            </text:list-item>
          </text:list>
        </text:list-item>
        <text:list-item>
          <text:p text:style-name="P17"><text:soft-page-break/>Contract: Led team of 10 developers converting <text:a xlink:type="simple" xlink:href="http://asmallworld.com/" text:style-name="ListLabel_20_129" text:visited-style-name="ListLabel_20_129"><text:span text:style-name="T19">aSmallWorld</text:span></text:a> to Rails</text:p>
          <text:list>
            <text:list-item>
              <text:p text:style-name="P31">Configured<text:span text:style-name="T7"> load balanced 32 server prod</text:span> env<text:span text:style-name="T7">,w/ </text:span>rolling deployments</text:p>
            </text:list-item>
            <text:list-item>
              <text:p text:style-name="P31">F<text:span text:style-name="T7">orum, photo sharing, friend network, </text:span>page &amp; user tracking</text:p>
            </text:list-item>
            <text:list-item>
              <text:p text:style-name="P31">P<text:span text:style-name="T7">olymorphic CMS</text:span>; migrated<text:span text:style-name="T7"> legacy</text:span> tables<text:span text:style-name="T7"> to </text:span>modern<text:span text:style-name="T7"> data models w/o downtime</text:span></text:p>
            </text:list-item>
            <text:list-item>
              <text:p text:style-name="P31">Handled<text:span text:style-name="T7"> 2MM uniques per month, </text:span>&amp;<text:span text:style-name="T7"> 300K page views per day</text:span></text:p>
            </text:list-item>
            <text:list-item>
              <text:p text:style-name="P31">A<text:span text:style-name="T7">dvertising engine for Estee Lauder </text:span>&amp;<text:span text:style-name="T7"> Mercedes-Mclaren campaigns</text:span></text:p>
            </text:list-item>
          </text:list>
        </text:list-item>
      </text:list>
      <text:p text:style-name="P5"/>
      <text:p text:style-name="P38"><text:bookmark text:name="_cub3h7r4zzv"/>Senior Software Engineer<text:span text:style-name="T30"> ⦚ </text:span><text:a xlink:type="simple" xlink:href="https://9thbit.net" text:style-name="ListLabel_20_134" text:visited-style-name="ListLabel_20_134"><text:span text:style-name="T22">9thBit LLC</text:span></text:a><text:span text:style-name="T30"> ⦚ Dec 2009 - Jul 2010</text:span><draw:rect text:anchor-type="as-char" style:rel-width="100%" draw:z-index="14" draw:style-name="gr1" draw:text-style-name="P43" svg:width="0.0012in" svg:height="0.0213in"><text:p/></draw:rect></text:p>
      <text:p text:style-name="Heading_20_3"><text:bookmark text:name="_y3srlzlwsrib"/>🥞Rails 2.3, Ruby 1.9, RSpec, Memcached, EPub</text:p>
      <text:list xml:id="list92647807350598" text:continue-list="list92646610411118" text:style-name="WWNum11">
        <text:list-item>
          <text:p text:style-name="P15">Contract with <text:a xlink:type="simple" xlink:href="http://biblegateway.com" text:style-name="ListLabel_20_129" text:visited-style-name="ListLabel_20_129"><text:span text:style-name="T19">BibleGateway, Zondervan</text:span></text:a> (Harper-Collins), a US top 10 website</text:p>
          <text:list>
            <text:list-item>
              <text:p text:style-name="P30">Initial contract was 6 months, but extended to completion of project</text:p>
            </text:list-item>
          </text:list>
        </text:list-item>
        <text:list-item>
          <text:p text:style-name="P23"><text:span text:style-name="T7">Developed Google-inspired search engine</text:span>, based on my gem <text:a xlink:type="simple" xlink:href="http://github.com/pboling/awesome_search" text:style-name="ListLabel_20_129" text:visited-style-name="ListLabel_20_129"><text:span text:style-name="T19">awesome_search</text:span></text:a></text:p>
        </text:list-item>
        <text:list-item>
          <text:p text:style-name="P23">Tool for i<text:span text:style-name="T7">mport</text:span>ing<text:span text:style-name="T7"> publications</text:span> in many formats, w/ incremental <text:span text:style-name="T7">Solr</text:span> indexing</text:p>
        </text:list-item>
        <text:list-item>
          <text:p text:style-name="P23"><text:span text:style-name="T7">Implemented advanced exception handling </text:span>&amp;<text:span text:style-name="T7"> reporting</text:span></text:p>
        </text:list-item>
        <text:list-item>
          <text:p text:style-name="P23"><text:span text:style-name="T7">Developed t</text:span>ext<text:span text:style-name="T7"> parser</text:span>, raw<text:span text:style-name="T7"> </text:span>text to publishing quality <text:span text:style-name="T7">HTML</text:span> <text:span text:style-name="T7">decorated with footnotes</text:span></text:p>
        </text:list-item>
      </text:list>
      <text:p text:style-name="P4"/>
      <text:p text:style-name="P38"><text:bookmark text:name="_ovsu95jt1jvs"/><text:span text:style-name="T30">Software Engineer ⦚ </text:span><text:a xlink:type="simple" xlink:href="https://9thbit.net" text:style-name="ListLabel_20_134" text:visited-style-name="ListLabel_20_134"><text:span text:style-name="T22">9thBit LLC</text:span></text:a><text:span text:style-name="T30"> ⦚ Mar 2007 - Jul 2010</text:span><draw:rect text:anchor-type="as-char" style:rel-width="100%" draw:z-index="15" draw:style-name="gr1" draw:text-style-name="P43" svg:width="0.0012in" svg:height="0.0213in"><text:p/></draw:rect></text:p>
      <text:p text:style-name="Heading_20_3"><text:bookmark text:name="_yldyk8ng7p6v"/>🥞Rails 1.2…2.3, Ruby 1.8…1.9, MySQL, Redis, Redmine, DelayedJob, jQuery, AJAX, CSS, Debian, Ubuntu, Bash</text:p>
      <text:list xml:id="list1206937174" text:style-name="WWNum5">
        <text:list-item>
          <text:p text:style-name="P18">Credit union web application</text:p>
          <text:list>
            <text:list-item>
              <text:p text:style-name="P32">T<text:span text:style-name="T7">ransfer money </text:span>in &amp; out via third party financial institutions; $13MM transferred</text:p>
            </text:list-item>
            <text:list-item>
              <text:p text:style-name="P32"><text:span text:style-name="T7">Admin back-end</text:span>, w/ advanced fraud detection &amp; prevention</text:p>
            </text:list-item>
            <text:list-item>
              <text:p text:style-name="P32"><text:soft-page-break/><text:span text:style-name="T7">Interest</text:span>,<text:span text:style-name="T7"> audits</text:span>,<text:span text:style-name="T7"> reconciliation</text:span>, <text:span text:style-name="T7">KYC</text:span>,<text:span text:style-name="T7"> </text:span>a<text:span text:style-name="T7">ccount statements, </text:span>&amp;<text:span text:style-name="T7"> ledgers</text:span></text:p>
            </text:list-item>
            <text:list-item>
              <text:p text:style-name="P32"><text:span text:style-name="T7">Notification</text:span>s<text:span text:style-name="T7"> </text:span>&amp;<text:span text:style-name="T7"> </text:span>CX<text:span text:style-name="T7"> system, with knowledge base</text:span></text:p>
            </text:list-item>
            <text:list-item>
              <text:p text:style-name="P32">DevOps: S<text:span text:style-name="T7">ecurity hardening, server provisioning, backups, etc</text:span></text:p>
            </text:list-item>
          </text:list>
        </text:list-item>
        <text:list-item>
          <text:p text:style-name="P18">L<text:span text:style-name="T7">etter writing, printing, </text:span>&amp;<text:span text:style-name="T7"> mailing </text:span>- physical letters to Legislators as a Service</text:p>
          <text:list>
            <text:list-item>
              <text:p text:style-name="P32"><text:span text:style-name="T7">Geolocates users to determine correct legislators</text:span></text:p>
            </text:list-item>
          </text:list>
        </text:list-item>
      </text:list>
      <text:p text:style-name="P4"/>
      <text:p text:style-name="P38"><text:bookmark text:name="_nxc7e04umnyw"/><text:span text:style-name="T30">Software Engineer ⦚ </text:span><text:a xlink:type="simple" xlink:href="https://9thbit.net" text:style-name="ListLabel_20_134" text:visited-style-name="ListLabel_20_134"><text:span text:style-name="T22">9thBit LLC</text:span></text:a><text:span text:style-name="T30"> ⦚ Aug 2008 - Aug 2010</text:span><draw:rect text:anchor-type="as-char" style:rel-width="100%" draw:z-index="16" draw:style-name="gr1" draw:text-style-name="P43" svg:width="0.0012in" svg:height="0.0213in"><text:p/></draw:rect></text:p>
      <text:p text:style-name="Heading_20_3"><text:bookmark text:name="_mgicroppmzs"/>🥞Rails 2.1…2.3, Ruby 1.8…1.9, RSpec</text:p>
      <text:list xml:id="list92647516202435" text:continue-list="list92647807350598" text:style-name="WWNum11">
        <text:list-item>
          <text:p text:style-name="P15">Profit-sharing contract with <text:a xlink:type="simple" xlink:href="https://www.crunchbase.com/organization/neighborino" text:style-name="ListLabel_20_130" text:visited-style-name="ListLabel_20_130"><text:span text:style-name="T16">Neighborino, LLC</text:span></text:a> (venture development)</text:p>
        </text:list-item>
        <text:list-item>
          <text:p text:style-name="P15">P<text:span text:style-name="T7">hoto uploading</text:span> &amp; <text:span text:style-name="T7">sharing, form handling, messaging, advertising services, calendaring</text:span></text:p>
        </text:list-item>
        <text:list-item>
          <text:p text:style-name="P15"><text:span text:style-name="T7">Created a mailer daemon system</text:span> to<text:span text:style-name="T7"> </text:span>send emails without end-user impact</text:p>
        </text:list-item>
      </text:list>
      <text:p text:style-name="P42"><text:bookmark text:name="_ful69bgdfvg3"/></text:p>
      <text:p text:style-name="P38"><text:bookmark text:name="_7647vhbsbucy"/><text:span text:style-name="T30">Software Engineer ⦚ </text:span><text:a xlink:type="simple" xlink:href="http://iac.iga.in.gov/iac/irtoc.htm" text:style-name="ListLabel_20_134" text:visited-style-name="ListLabel_20_134"><text:span text:style-name="T22">Legislative Services Agency</text:span></text:a><text:span text:style-name="T30"> ⦚ Apr 2006 - Jun 2007</text:span><draw:rect text:anchor-type="as-char" style:rel-width="100%" draw:z-index="17" draw:style-name="gr1" draw:text-style-name="P43" svg:width="0.0012in" svg:height="0.0213in"><text:p/></draw:rect></text:p>
      <text:p text:style-name="Heading_20_3"><text:bookmark text:name="_8fe374mqeb3o"/>🥞Rails 1.1…1.2, Ruby 1.8, Oracle 8i, 9i &amp; 10g, jQuery, AJAX, CSS, Redhat Linux, Windows IIS, XML, XSL, Tomcat, Cocoon, C#, Google search appliance</text:p>
      <text:list xml:id="list2019710387" text:style-name="WWNum13">
        <text:list-item>
          <text:p text:style-name="P25">Built<text:span text:style-name="T7"> </text:span><text:a xlink:type="simple" xlink:href="http://iac.iga.in.gov/iac/irtoc.htm" text:style-name="ListLabel_20_130" text:visited-style-name="ListLabel_20_130"><text:span text:style-name="T16">Indiana Register</text:span></text:a><text:span text:style-name="T7"> </text:span>&amp; <text:a xlink:type="simple" xlink:href="http://iac.iga.in.gov/iac/iac_title" text:style-name="ListLabel_20_129" text:visited-style-name="ListLabel_20_129"><text:span text:style-name="T19">Administrative Code</text:span></text:a> site -<text:span text:style-name="T7"> official documents auto-published</text:span></text:p>
          <text:list>
            <text:list-item>
              <text:p text:style-name="P35">Designed layout, created CSS which 15 years on is still beautiful, fast, &amp; timeless!</text:p>
            </text:list-item>
            <text:list-item>
              <text:p text:style-name="P35">S<text:span text:style-name="T7">earch feature backed by a Google Mini search appliance</text:span></text:p>
            </text:list-item>
            <text:list-item>
              <text:p text:style-name="P35">Started work on Section 508 compliance (accessibility)</text:p>
            </text:list-item>
          </text:list>
        </text:list-item>
        <text:list-item>
          <text:p text:style-name="P25"><text:span text:style-name="T7">Created Indiana General Assembly's internal call center application</text:span></text:p>
          <text:list>
            <text:list-item>
              <text:p text:style-name="P35">Cisco IPCC &amp; PBX integration with Rails app runs <text:span text:style-name="T7">House, Senate, </text:span>&amp;<text:span text:style-name="T7"> LSA call centers</text:span></text:p>
            </text:list-item>
            <text:list-item>
              <text:p text:style-name="P35">World’s first enterprise Rails app on Windows Server 2k3 &amp; IIS6 (2006, <text:a xlink:type="simple" xlink:href="https://discuss.rubyonrails.org/t/iis-new-fastcgi-support-and-rails/5614/5" text:style-name="ListLabel_20_129" text:visited-style-name="ListLabel_20_129"><text:span text:style-name="T19">ref1</text:span></text:a>, <text:a xlink:type="simple" xlink:href="https://markmail.org/message/tvkxqnpjltu5xvtk#query:+page:1+mid:tvkxqnpjltu5xvtk+state:results" text:style-name="ListLabel_20_129" text:visited-style-name="ListLabel_20_129"><text:span text:style-name="T19">ref2</text:span></text:a>)</text:p>
            </text:list-item>
            <text:list-item>
              <text:p text:style-name="P35"><text:soft-page-break/><text:span text:style-name="T7">AJAX address based lookup of senate </text:span>&amp;<text:span text:style-name="T7"> house districts for constituents</text:span></text:p>
            </text:list-item>
            <text:list-item>
              <text:p text:style-name="P35">Constituent <text:span text:style-name="T7">issue tracking</text:span>; automated <text:span text:style-name="T7">daily summary email to legislators</text:span></text:p>
            </text:list-item>
          </text:list>
        </text:list-item>
      </text:list>
      <text:p text:style-name="P4"/>
      <text:p text:style-name="P38"><text:bookmark text:name="_4c7cr2d42n7q"/><text:span text:style-name="T30">Software Engineer ⦚ </text:span><text:a xlink:type="simple" xlink:href="https://www.dandb.com/businessdirectory/panetherllc-indianapolis-in-22285441.html" text:style-name="ListLabel_20_134" text:visited-style-name="ListLabel_20_134"><text:span text:style-name="T22">PanEther, LLC</text:span></text:a><text:span text:style-name="T30"> ⦚ Dec 2005 - Mar 2007</text:span><draw:rect text:anchor-type="as-char" style:rel-width="100%" draw:z-index="18" draw:style-name="gr1" draw:text-style-name="P43" svg:width="0.0012in" svg:height="0.0213in"><text:p/></draw:rect></text:p>
      <text:p text:style-name="Heading_20_3"><text:bookmark text:name="_rmq607tvw3bp"/>🥞Rails 0.14…1.2, Ruby 1.8, Nginx, Mongrel Cluster, Lighttpd, MySQL, Memcached, Redmine, jQuery, AJAX, CSS, Debian, Ubuntu, Bash</text:p>
      <text:list xml:id="list92646348375421" text:continue-list="list92647516202435" text:style-name="WWNum11">
        <text:list-item>
          <text:p text:style-name="P15"><text:span text:style-name="T7">Built a fantasy football website for a client</text:span></text:p>
        </text:list-item>
      </text:list>
      <text:p text:style-name="P4"/>
      <text:p text:style-name="P38"><text:bookmark text:name="_ciry1r2umaos"/><text:span text:style-name="T30">Software Engineer ⦚ </text:span><text:a xlink:type="simple" xlink:href="https://rocketreach.co/optivel-inc-profile_b445a0dafa55b3c4" text:style-name="ListLabel_20_134" text:visited-style-name="ListLabel_20_134"><text:span text:style-name="T22">Optivel, Inc</text:span></text:a><text:span text:style-name="T30"> ⦚ Dec 2004 - Apr 2006, </text:span>🪜<draw:rect text:anchor-type="as-char" style:rel-width="100%" draw:z-index="19" draw:style-name="gr1" draw:text-style-name="P43" svg:width="0.0012in" svg:height="0.0213in"><text:p/></draw:rect></text:p>
      <text:p text:style-name="Heading_20_3"><text:bookmark text:name="_vogv1hksmmup"/>🥞Rails 0.10…1.1, Ruby 1.8, Mongrel, MySQL, Memcached, Bugzilla, Bash, PHP, Java, Perl, Scheme, Nagios, Debian, apt</text:p>
      <text:list xml:id="list468262676" text:style-name="WWNum12">
        <text:list-item>
          <text:p text:style-name="P19"><text:span text:style-name="T7">Primary developer on first</text:span> open-source,<text:span text:style-name="T7"> Rails-based, ticketing system</text:span>: <text:a xlink:type="simple" xlink:href="https://sourceforge.net/projects/simpleticket/" text:style-name="ListLabel_20_129" text:visited-style-name="ListLabel_20_129"><text:span text:style-name="T19">SimpleTicket</text:span></text:a></text:p>
        </text:list-item>
        <text:list-item>
          <text:p text:style-name="P19">Promoted to Software Engineer; built<text:span text:style-name="T7"> “AirBnB for Airplanes” in PhP</text:span></text:p>
        </text:list-item>
        <text:list-item>
          <text:p text:style-name="P19"><text:span text:style-name="T7">Managed Debian apt mirror</text:span> &amp; <text:span text:style-name="T7">internal </text:span>.debs<text:span text:style-name="T7"> for</text:span> c<text:span text:style-name="T7">onfig sync, key rotation, </text:span>&amp;<text:span text:style-name="T7"> </text:span>auto-<text:span text:style-name="T7">backups</text:span></text:p>
        </text:list-item>
      </text:list>
      <text:p text:style-name="P2"/>
      <text:p text:style-name="P38"><text:bookmark text:name="_k5uuoi4hvp7f"/><text:span text:style-name="T30">Volunteer Work</text:span><draw:rect text:anchor-type="as-char" style:rel-width="100%" draw:z-index="20" draw:style-name="gr1" draw:text-style-name="P43" svg:width="0.0012in" svg:height="0.0213in"><text:p/></draw:rect></text:p>
      <text:list xml:id="list1559008062" text:style-name="WWNum2">
        <text:list-item>
          <text:p text:style-name="P29"><text:span text:style-name="T7">Liberian civil war re</text:span>fugee assistance<text:span text:style-name="T7"> since 2013.</text:span> Relocate, buy<text:span text:style-name="T7"> land, build homes, find</text:span> <text:span text:style-name="T7">employment.</text:span><text:span text:style-name="T2"> </text:span><text:span text:style-name="T7">NGO </text:span><text:a xlink:type="simple" xlink:href="https://www.facebook.com/hope.for.tomorrow.liberia/" text:style-name="ListLabel_20_130" text:visited-style-name="ListLabel_20_130"><text:span text:style-name="T16">Hope For Tomorrow</text:span></text:a> reg 2015<text:span text:style-name="T7">. </text:span>Dozens stabilized<text:span text:style-name="T7"> each year.</text:span></text:p>
        </text:list-item>
        <text:list-item>
          <text:p text:style-name="P29">C<text:span text:style-name="T2">o-founde</text:span>d<text:span text:style-name="T2"> </text:span><text:a xlink:type="simple" xlink:href="http://wordtree.org" text:style-name="ListLabel_20_129" text:visited-style-name="ListLabel_20_129"><text:span text:style-name="T19">WordTree Foundation</text:span></text:a> in 2013<text:span text:style-name="T2">. </text:span>A<text:span text:style-name="T2">lgorithms enable scientific analysis (e.g. </text:span><text:span text:style-name="T7">n-</text:span><text:span text:style-name="T2">gram) of literary provenance</text:span>. Pre-modern focus to map evolution of ideas<text:span text:style-name="T2">. </text:span><text:a xlink:type="simple" xlink:href="http://github.com/wordtreefoundation" text:style-name="ListLabel_20_129" text:visited-style-name="ListLabel_20_129"><text:span text:style-name="T19">Free &amp; open source</text:span></text:a>.</text:p>
        </text:list-item>
      </text:list>
      <text:p text:style-name="P3"/>
      <text:p text:style-name="P38"><text:bookmark text:name="_kxxphgzbmjqq"/><text:span text:style-name="T30">Honors &amp; Certifications</text:span><draw:rect text:anchor-type="as-char" style:rel-width="100%" draw:z-index="21" draw:style-name="gr1" draw:text-style-name="P43" svg:width="0.0012in" svg:height="0.0213in"><text:p/></draw:rect></text:p>
      <text:list xml:id="list1181617675" text:style-name="WWNum7">
        <text:list-item>
          <text:p text:style-name="P20"><text:span text:style-name="T5">2x </text:span><text:span text:style-name="T2">Dean’s Honor List for Computer Sc</text:span>ience<text:span text:style-name="T2">, Ball State University</text:span></text:p>
        </text:list-item>
        <text:list-item>
          <text:p text:style-name="P20"><text:span text:style-name="T2">Indiana Core 40 Honors Diploma, Muncie Central High School</text:span></text:p>
        </text:list-item>
        <text:list-item>
          <text:p text:style-name="P20"><text:span text:style-name="T7">Eagle Scout - Boy Scouts of America</text:span></text:p>
        </text:list-item>
        <text:list-item>
          <text:p text:style-name="P20"><text:soft-page-break/>Barista, Certified &amp; Licensed in Australia by CBD College, Sydney, RTO# 91399</text:p>
          <text:list>
            <text:list-item>
              <text:p text:style-name="P33">SITHFAB005 - Prepare and serve espresso coffee</text:p>
            </text:list-item>
            <text:list-item>
              <text:p text:style-name="P33">SITXFSA001 - Use hygienic practices for food safety</text:p>
            </text:list-item>
          </text:list>
        </text:list-item>
      </text:list>
      <text:p text:style-name="P3"/>
      <text:p text:style-name="P38"><text:bookmark text:name="_11x8xjg3f56k"/><text:span text:style-name="T30">Education</text:span><draw:rect text:anchor-type="as-char" style:rel-width="100%" draw:z-index="22" draw:style-name="gr1" draw:text-style-name="P43" svg:width="0.0012in" svg:height="0.0213in"><text:p/></draw:rect></text:p>
      <text:list xml:id="list1731610959" text:style-name="WWNum8">
        <text:list-item>
          <text:p text:style-name="P21">···· semesters at <text:span text:style-name="T2">Ball State University, </text:span>Computer Science<text:span text:style-name="T2">, Muncie, IN</text:span></text:p>
        </text:list-item>
        <text:list-item>
          <text:p text:style-name="P21">···· semesters at <text:span text:style-name="T2">Purdue University, </text:span>Management Information Systems<text:span text:style-name="T2">, Lafayette, IN</text:span></text:p>
        </text:list-item>
        <text:list-item>
          <text:p text:style-name="P21">··· semesters at Ball State University, Computer Science, Muncie, IN</text:p>
        </text:list-item>
        <text:list-item>
          <text:p text:style-name="P21">·· semesters at Ivy Tech, Computer Information Technology, Anderson, IN</text:p>
        </text:list-item>
        <text:list-item>
          <text:p text:style-name="P21">····· semesters at <text:span text:style-name="T2">Purdue University, </text:span>Computer Information Technology<text:span text:style-name="T2">, </text:span>Indianapolis<text:span text:style-name="T2">, IN</text:span></text:p>
        </text:list-item>
      </text:list>
      <text:p text:style-name="P3"><text:span text:style-name="T25">(</text:span><text:span text:style-name="T3">*)</text:span><text:span text:style-name="T2"> </text:span>Univ<text:span text:style-name="T2"> part-time, </text:span>work full-time;<text:span text:style-name="T2"> flat-top roofer, </text:span><text:span text:style-name="T7">tech support, </text:span>programmer ➔<text:span text:style-name="T2"> </text:span>No<text:span text:style-name="T2"> degree</text:span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0in" fo:margin-right="0in" fo:text-align="center" style:justify-single-word="false" fo:text-indent="0in" style:auto-text-indent="false" fo:background-color="#efefef" fo:padding="0.028in" fo:border="1.5pt solid #ffffff"/>
      <style:text-properties fo:color="#274e13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2" style:display-name="ListLabel 92" style:family="text">
      <style:text-properties fo:font-variant="normal" fo:text-transform="none" fo:color="#2a00ff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fo:font-size="10pt" style:font-size-asian="10pt" style:font-size-complex="10pt"/>
    </style:style>
    <style:style style:name="ListLabel_20_129" style:display-name="ListLabel 129" style:family="text">
      <style:text-properties fo:color="#1155cc"/>
    </style:style>
    <style:style style:name="ListLabel_20_130" style:display-name="ListLabel 130" style:family="text">
      <style:text-properties fo:color="#1155cc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ListLabel_20_131" style:display-name="ListLabel 131" style:family="text">
      <style:text-properties fo:color="#1155cc" fo:font-size="11pt" style:font-size-asian="11pt" style:font-size-complex="11pt"/>
    </style:style>
    <style:style style:name="ListLabel_20_132" style:display-name="ListLabel 132" style:family="text">
      <style:text-properties fo:color="#1155cc" fo:font-weight="bold" style:font-weight-asian="bold"/>
    </style:style>
    <style:style style:name="ListLabel_20_133" style:display-name="ListLabel 133" style:family="text">
      <style:text-properties fo:color="#1155cc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134" style:display-name="ListLabel 13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135" style:display-name="ListLabel 135" style:family="text">
      <style:text-properties fo:color="#1155cc" style:font-name="Roboto" fo:font-family="Roboto" style:font-family-generic="roman" style:font-pitch="variable" fo:font-size="10.5pt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ListLabel_20_136" style:display-name="ListLabel 136" style:family="text">
      <style:text-properties fo:color="#1155cc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background-color="#ffffff"/>
    </style:style>
    <style:style style:name="ListLabel_20_137" style:display-name="ListLabel 13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47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65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83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Verdana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0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96" meta:word-count="2284" meta:character-count="14743" meta:non-whitespace-character-count="12783"/>
    <meta:generator>LibreOfficeDev/6.0.5.2$Linux_X86_64 LibreOffice_project/</meta:generator>
  </office:meta>
</office:document-meta>
</file>